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Roboto" svg:font-family="Roboto, sans-serif"/>
    <style:font-face style:name="SFMono-Regular" svg:font-family="SFMono-Regular, Menlo, Monaco, Consolas, 'Liberation Mono', 'Courier New', monospace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apple-system" svg:font-family="apple-system, BlinkMacSystemFont, 'Segoe UI', Roboto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8pt" officeooo:rsid="0011084d" officeooo:paragraph-rsid="0011084d" style:font-size-asian="18pt" style:font-size-complex="18pt"/>
    </style:style>
    <style:style style:name="P2" style:family="paragraph" style:parent-style-name="Standard">
      <style:text-properties style:font-name="DejaVu Sans" fo:font-size="18pt" officeooo:rsid="0017507c" officeooo:paragraph-rsid="0011084d" style:font-size-asian="18pt" style:font-size-complex="18pt"/>
    </style:style>
    <style:style style:name="P3" style:family="paragraph" style:parent-style-name="Standard">
      <style:text-properties style:font-name="DejaVu Sans" fo:font-size="18pt" officeooo:rsid="000b3d0b" officeooo:paragraph-rsid="000b3d0b" style:font-size-asian="18pt" style:font-size-complex="18pt"/>
    </style:style>
    <style:style style:name="P4" style:family="paragraph" style:parent-style-name="Standard">
      <style:text-properties style:font-name="DejaVu Sans" fo:font-size="18pt" officeooo:rsid="000b3d0b" officeooo:paragraph-rsid="000b3d0b" fo:background-color="transparent" style:font-size-asian="18pt" style:font-size-complex="18pt"/>
    </style:style>
    <style:style style:name="P5" style:family="paragraph" style:parent-style-name="Standard">
      <style:text-properties style:font-name="DejaVu Sans" fo:font-size="18pt" officeooo:rsid="0011084d" officeooo:paragraph-rsid="0011084d" fo:background-color="transparent" style:font-size-asian="18pt" style:font-size-complex="18pt"/>
    </style:style>
    <style:style style:name="P6" style:family="paragraph" style:parent-style-name="Standard">
      <style:text-properties fo:color="#000000" style:font-name="DejaVu Sans" fo:font-size="10pt" officeooo:rsid="0011084d" officeooo:paragraph-rsid="0011084d" style:font-size-asian="10pt" style:font-size-complex="18pt"/>
    </style:style>
    <style:style style:name="P7" style:family="paragraph" style:parent-style-name="Standard">
      <style:text-properties fo:color="#000000" style:font-name="DejaVu Sans" fo:font-size="10pt" officeooo:rsid="0011084d" officeooo:paragraph-rsid="0011084d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973fa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DejaVu Sans" fo:font-size="10pt" fo:letter-spacing="normal" fo:font-style="normal" fo:font-weight="normal" officeooo:paragraph-rsid="001973fa" style:font-size-asian="10pt" style:font-size-complex="10pt"/>
    </style:style>
    <style:style style:name="P12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13" style:family="paragraph" style:parent-style-name="Text_20_body">
      <style:text-properties style:font-name="Chandas" fo:font-size="18pt" officeooo:rsid="0011084d" officeooo:paragraph-rsid="0011084d" style:font-size-asian="18pt" style:font-size-complex="18pt"/>
    </style:style>
    <style:style style:name="P14" style:family="paragraph" style:parent-style-name="Text_20_body">
      <style:text-properties fo:font-variant="normal" fo:text-transform="none" style:font-name="DejaVu Sans" fo:font-size="12pt" fo:letter-spacing="normal" fo:font-style="normal" fo:font-weight="normal" officeooo:rsid="000b3d0b" officeooo:paragraph-rsid="000be7bf" fo:background-color="transparent" style:font-size-asian="18pt" style:font-size-complex="18pt"/>
    </style:style>
    <style:style style:name="P15" style:family="paragraph" style:parent-style-name="Text_20_body">
      <style:text-properties fo:font-variant="normal" fo:text-transform="none" fo:color="#000000" style:font-name="DejaVu Sans" fo:font-size="15pt" fo:letter-spacing="normal" fo:font-style="normal" fo:font-weight="normal" officeooo:rsid="0011084d" officeooo:paragraph-rsid="0011084d" style:font-size-asian="15pt" style:font-size-complex="15pt"/>
    </style:style>
    <style:style style:name="P16" style:family="paragraph" style:parent-style-name="Standard">
      <style:text-properties fo:font-variant="normal" fo:text-transform="none" fo:color="#000000" style:font-name="DejaVu Sans" fo:font-size="15pt" fo:letter-spacing="normal" fo:font-style="normal" fo:font-weight="normal" officeooo:rsid="0011084d" officeooo:paragraph-rsid="0011084d" style:font-size-asian="15pt" style:font-size-complex="15pt"/>
    </style:style>
    <style:style style:name="P17" style:family="paragraph" style:parent-style-name="Standard">
      <style:text-properties fo:font-variant="normal" fo:text-transform="none" fo:color="#838383" style:font-name="Roboto" fo:font-size="15pt" fo:letter-spacing="normal" fo:font-style="normal" fo:font-weight="normal" officeooo:rsid="000b3d0b" officeooo:paragraph-rsid="000b3d0b" fo:background-color="transparent" style:font-size-asian="18pt" style:font-size-complex="18pt" loext:padding="0cm" loext:border="none"/>
    </style:style>
    <style:style style:name="P18" style:family="paragraph" style:parent-style-name="Standard">
      <style:text-properties officeooo:rsid="0020476a" officeooo:paragraph-rsid="0020476a"/>
    </style:style>
    <style:style style:name="P19" style:family="paragraph" style:parent-style-name="Standard">
      <style:text-properties fo:color="#000000" style:font-name="DejaVu Sans" fo:font-size="10pt" officeooo:rsid="0011084d" officeooo:paragraph-rsid="0011084d" style:font-size-asian="10pt" style:font-size-complex="18pt"/>
    </style:style>
    <style:style style:name="P20" style:family="paragraph" style:parent-style-name="Standard">
      <style:text-properties fo:color="#000000" style:font-name="DejaVu Sans" fo:font-size="10pt" officeooo:rsid="0025e972" officeooo:paragraph-rsid="0025e972" style:font-size-asian="10pt" style:font-size-complex="18pt"/>
    </style:style>
    <style:style style:name="P21" style:family="paragraph" style:parent-style-name="Standard">
      <style:text-properties fo:color="#ce181e" fo:font-size="20pt" fo:font-weight="bold" officeooo:paragraph-rsid="00300dd7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DejaVu Sans" fo:font-size="18pt" officeooo:rsid="0011084d" officeooo:paragraph-rsid="0011084d" style:font-size-asian="18pt" style:font-size-complex="18pt"/>
    </style:style>
    <style:style style:name="P23" style:family="paragraph" style:parent-style-name="Standard">
      <style:text-properties officeooo:rsid="0032221d" officeooo:paragraph-rsid="0032221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230f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89a29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8" style:family="paragraph" style:parent-style-name="Text_20_body">
      <style:text-properties fo:font-variant="normal" fo:text-transform="none" fo:color="#000000" style:font-name="DejaVu Sans" fo:font-size="15pt" fo:letter-spacing="normal" fo:font-style="normal" fo:font-weight="bold" officeooo:rsid="0011084d" officeooo:paragraph-rsid="0011084d" style:font-size-asian="15pt" style:font-weight-asian="bold" style:font-size-complex="15pt" style:font-weight-complex="bold"/>
    </style:style>
    <style:style style:name="P29" style:family="paragraph" style:parent-style-name="Text_20_body">
      <style:text-properties fo:font-variant="normal" fo:text-transform="none" fo:color="#000000" style:font-name="DejaVu Sans" fo:font-size="15pt" fo:letter-spacing="normal" fo:font-style="normal" fo:font-weight="normal" officeooo:rsid="0011084d" officeooo:paragraph-rsid="0011084d" style:font-size-asian="15pt" style:font-size-complex="15pt"/>
    </style:style>
    <style:style style:name="P30" style:family="paragraph" style:parent-style-name="Text_20_body">
      <style:text-properties fo:font-variant="normal" fo:text-transform="none" fo:color="#000000" style:font-name="DejaVu Sans" fo:font-size="13pt" fo:letter-spacing="normal" fo:font-style="normal" fo:font-weight="normal" officeooo:rsid="0011084d" officeooo:paragraph-rsid="0011084d" style:font-size-asian="13pt" style:font-weight-asian="normal" style:font-size-complex="13pt" style:font-weight-complex="normal"/>
    </style:style>
    <style:style style:name="P31" style:family="paragraph" style:parent-style-name="Text_20_body">
      <style:text-properties fo:font-variant="normal" fo:text-transform="none" fo:color="#000000" style:font-name="DejaVu Sans" fo:font-size="10pt" fo:letter-spacing="normal" fo:font-style="normal" fo:font-weight="normal" officeooo:rsid="0011084d" officeooo:paragraph-rsid="0011084d" style:font-size-asian="10pt" style:font-size-complex="18pt"/>
    </style:style>
    <style:style style:name="P32" style:family="paragraph" style:parent-style-name="Text_20_body" style:list-style-name="L2">
      <style:text-properties officeooo:paragraph-rsid="00158898"/>
    </style:style>
    <style:style style:name="P33" style:family="paragraph" style:parent-style-name="Text_20_body">
      <style:text-properties officeooo:paragraph-rsid="003089e9"/>
    </style:style>
    <style:style style:name="P34" style:family="paragraph" style:parent-style-name="Text_20_body" style:list-style-name="L4">
      <style:text-properties officeooo:paragraph-rsid="003089e9"/>
    </style:style>
    <style:style style:name="P35" style:family="paragraph" style:parent-style-name="Text_20_body" style:list-style-name="L1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style:font-name="DejaVu Sans" fo:font-size="12pt" fo:letter-spacing="normal" fo:font-style="normal" fo:font-weight="normal"/>
    </style:style>
    <style:style style:name="P36" style:family="paragraph" style:parent-style-name="Text_20_body" style:list-style-name="L2">
      <style:paragraph-properties fo:margin-top="0cm" fo:margin-bottom="0cm" loext:contextual-spacing="false" fo:line-height="171%" fo:text-align="start" style:justify-single-word="false" fo:orphans="2" fo:widows="2" fo:padding="0cm" fo:border="none"/>
      <style:text-properties fo:font-variant="normal" fo:text-transform="none" style:font-name="DejaVu Sans" fo:font-size="12pt" fo:letter-spacing="normal" fo:font-style="normal" fo:font-weight="normal" officeooo:paragraph-rsid="00158898"/>
    </style:style>
    <style:style style:name="P3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1" fo:font-size="12pt" fo:letter-spacing="normal" fo:font-style="normal" fo:font-weight="normal"/>
    </style:style>
    <style:style style:name="P3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1" fo:font-size="12pt" fo:letter-spacing="normal" fo:font-style="normal" fo:font-weight="normal" officeooo:paragraph-rsid="00373066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 loext:padding="0cm" loext:border="none"/>
    </style:style>
    <style:style style:name="P40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 loext:padding="0cm" loext:border="none"/>
    </style:style>
    <style:style style:name="P41" style:family="paragraph" style:parent-style-name="Text_20_body" style:list-style-name="L3">
      <style:paragraph-properties fo:margin-left="0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42" style:family="paragraph" style:parent-style-name="Heading_20_2">
      <style:text-properties fo:font-variant="normal" fo:text-transform="none" fo:color="#000000" style:font-name="DejaVu Sans" fo:font-size="15pt" fo:letter-spacing="normal" fo:font-style="normal" fo:font-weight="normal" officeooo:rsid="0011084d" officeooo:paragraph-rsid="0011084d" style:font-size-asian="15pt" style:font-size-complex="15pt"/>
    </style:style>
    <style:style style:name="P43" style:family="paragraph" style:parent-style-name="Heading_20_2">
      <style:text-properties fo:font-variant="normal" fo:text-transform="none" fo:color="#212529" style:font-name="apple-system1" fo:font-size="10pt" fo:letter-spacing="normal" fo:font-style="normal" fo:font-weight="bold" officeooo:rsid="0011084d" officeooo:paragraph-rsid="0011084d" style:font-size-asian="10pt" style:font-size-complex="18pt"/>
    </style:style>
    <style:style style:name="P44" style:family="paragraph" style:parent-style-name="Preformatted_20_Text">
      <loext:graphic-properties draw:fill="solid" draw:fill-color="#f7f7f9" draw:opacity="100%"/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 fo:background-color="#f7f7f9"/>
    </style:style>
    <style:style style:name="P45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1" fo:font-size="12pt" fo:letter-spacing="normal" fo:font-style="normal" fo:font-weight="normal"/>
    </style:style>
    <style:style style:name="P46" style:family="paragraph" style:parent-style-name="Preformatted_20_Text">
      <loext:graphic-properties draw:fill="solid" draw:fill-color="#f7f7f9" draw:opacity="100%"/>
      <style:paragraph-properties fo:margin-top="0cm" fo:margin-bottom="0.247cm" loext:contextual-spacing="false" fo:line-height="150%" fo:text-align="start" style:justify-single-word="false" fo:orphans="2" fo:widows="2" fo:background-color="#f7f7f9"/>
    </style:style>
    <style:style style:name="P47" style:family="paragraph" style:parent-style-name="Heading_20_4">
      <style:text-properties fo:font-variant="normal" fo:text-transform="none" style:font-name="DejaVu Sans" fo:font-size="15pt" fo:letter-spacing="normal" fo:font-style="normal" fo:font-weight="normal" officeooo:rsid="0011084d" officeooo:paragraph-rsid="0011084d" style:font-size-asian="15pt" style:font-size-complex="15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variant="normal" fo:text-transform="none" fo:color="#000000" style:font-name="DejaVu Sans" fo:font-size="12pt" fo:letter-spacing="normal" fo:font-style="normal" fo:font-weight="normal" officeooo:rsid="0011084d" style:font-size-asian="10pt" style:font-size-complex="18pt"/>
    </style:style>
    <style:style style:name="T3" style:family="text">
      <style:text-properties fo:font-variant="normal" fo:text-transform="none" fo:color="#000000" style:font-name="DejaVu Sans" fo:font-size="12pt" fo:letter-spacing="normal" fo:font-style="normal" fo:font-weight="normal" officeooo:rsid="0011084d" style:font-size-asian="10pt" style:font-size-complex="18pt" loext:padding="0cm" loext:border="none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242729" style:font-name="DejaVu Sans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242729" style:font-name="DejaVu Sans" fo:font-size="10pt" fo:letter-spacing="normal" fo:font-style="normal" fo:font-weight="normal" officeooo:rsid="001973fa" style:font-size-asian="10pt" style:font-size-complex="10pt"/>
    </style:style>
    <style:style style:name="T8" style:family="text">
      <style:text-properties fo:font-variant="normal" fo:text-transform="none" fo:color="#242729" style:font-name="DejaVu Sans" fo:font-size="10pt" fo:letter-spacing="normal" fo:font-style="normal" fo:font-weight="normal" fo:background-color="#eff0f1" loext:char-shading-value="0" style:font-size-asian="10pt" style:font-size-complex="10pt" loext:padding="0cm" loext:border="none"/>
    </style:style>
    <style:style style:name="T9" style:family="text">
      <style:text-properties fo:font-variant="normal" fo:text-transform="none" fo:color="#242729" style:font-name="DejaVu Sans" fo:font-size="10pt" fo:letter-spacing="normal" fo:font-style="italic" fo:font-weight="normal" style:font-size-asian="10pt" style:font-size-complex="10pt" loext:padding="0cm" loext:border="none"/>
    </style:style>
    <style:style style:name="T10" style:family="text">
      <style:text-properties fo:font-variant="normal" fo:text-transform="none" fo:color="#303336" style:font-name="DejaVu Sans" fo:font-size="10pt" fo:letter-spacing="normal" fo:font-style="normal" fo:font-weight="normal" fo:background-color="#eff0f1" loext:char-shading-value="0" style:font-size-asian="10pt" style:font-size-complex="10pt" loext:padding="0cm" loext:border="none"/>
    </style:style>
    <style:style style:name="T11" style:family="text">
      <style:text-properties fo:font-variant="normal" fo:text-transform="none" fo:color="#2b91af" style:font-name="DejaVu Sans" fo:font-size="10pt" fo:letter-spacing="normal" fo:font-style="normal" fo:font-weight="normal" fo:background-color="#eff0f1" loext:char-shading-value="0" style:font-size-asian="10pt" style:font-size-complex="10pt" loext:padding="0cm" loext:border="none"/>
    </style:style>
    <style:style style:name="T12" style:family="text">
      <style:text-properties fo:font-variant="normal" fo:text-transform="none" style:font-name="DejaVu Sans" fo:font-size="12pt" fo:letter-spacing="normal" fo:font-style="normal" fo:font-weight="normal"/>
    </style:style>
    <style:style style:name="T13" style:family="text">
      <style:text-properties fo:font-variant="normal" fo:text-transform="none" style:font-name="DejaVu Sans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ec4e20" style:text-line-through-style="none" style:text-line-through-type="none" style:font-name="Roboto" fo:font-size="12pt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fo:font-variant="normal" fo:text-transform="none" fo:font-size="21pt" fo:letter-spacing="normal" fo:font-weight="normal"/>
    </style:style>
    <style:style style:name="T16" style:family="text">
      <style:text-properties fo:font-variant="normal" fo:text-transform="none" style:font-name="Roboto" fo:font-size="12pt" fo:letter-spacing="normal" fo:font-style="normal" fo:font-weight="normal"/>
    </style:style>
    <style:style style:name="T17" style:family="text">
      <style:text-properties fo:color="#000000"/>
    </style:style>
    <style:style style:name="T18" style:family="text">
      <style:text-properties fo:color="#000000" fo:font-size="10pt" style:font-size-asian="10pt"/>
    </style:style>
    <style:style style:name="T19" style:family="text">
      <style:text-properties fo:color="#000000" fo:font-size="10pt" officeooo:rsid="001b9a60" style:font-size-asian="10pt"/>
    </style:style>
    <style:style style:name="T20" style:family="text">
      <style:text-properties fo:color="#000000" fo:font-size="10pt" officeooo:rsid="00338d5c" style:font-size-asian="10pt"/>
    </style:style>
    <style:style style:name="T21" style:family="text">
      <style:text-properties fo:color="#000000" fo:font-size="10pt" fo:font-style="italic" style:font-size-asian="10pt" style:font-style-asian="italic"/>
    </style:style>
    <style:style style:name="T22" style:family="text">
      <style:text-properties fo:color="#000000" fo:font-size="10pt" fo:background-color="transparent" loext:char-shading-value="0" style:font-size-asian="10pt"/>
    </style:style>
    <style:style style:name="T23" style:family="text">
      <style:text-properties fo:color="#000000" fo:font-size="10pt" style:text-underline-style="solid" style:text-underline-width="auto" style:text-underline-color="font-color" style:font-size-asian="10pt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fo:color="#000000" style:font-name="Monospace" fo:font-size="10pt" fo:font-style="italic" style:font-size-asian="10pt" style:font-style-asian="italic"/>
    </style:style>
    <style:style style:name="T26" style:family="text">
      <style:text-properties fo:color="#000000" style:font-name="Monospace" fo:font-size="10pt" style:font-size-asian="10pt"/>
    </style:style>
    <style:style style:name="T27" style:family="text">
      <style:text-properties fo:color="#000000" style:font-name="Monospace" fo:font-size="10pt" fo:font-weight="bold" style:font-size-asian="10pt" style:font-weight-asian="bold"/>
    </style:style>
    <style:style style:name="T28" style:family="text">
      <style:text-properties fo:color="#000000" style:font-name="Consolas" fo:font-size="10.5pt"/>
    </style:style>
    <style:style style:name="T29" style:family="text">
      <style:text-properties fo:color="#6a3e3e" fo:font-size="10pt" fo:background-color="#f0d8a8" loext:char-shading-value="0" style:font-size-asian="10pt"/>
    </style:style>
    <style:style style:name="T30" style:family="text">
      <style:text-properties fo:color="#6a3e3e" fo:font-size="10pt" fo:background-color="#d4d4d4" loext:char-shading-value="0" style:font-size-asian="10pt"/>
    </style:style>
    <style:style style:name="T31" style:family="text">
      <style:text-properties fo:color="#6a3e3e" fo:font-size="10pt" style:font-size-asian="10pt"/>
    </style:style>
    <style:style style:name="T32" style:family="text">
      <style:text-properties fo:color="#6a3e3e" style:font-name="Monospace" fo:font-size="10pt" style:font-size-asian="10pt"/>
    </style:style>
    <style:style style:name="T33" style:family="text">
      <style:text-properties fo:color="#6a3e3e" style:font-name="Monospace"/>
    </style:style>
    <style:style style:name="T34" style:family="text">
      <style:text-properties fo:color="#6a3e3e" style:font-name="Monospace" fo:background-color="#e8f2fe" loext:char-shading-value="0"/>
    </style:style>
    <style:style style:name="T35" style:family="text">
      <style:text-properties fo:color="#7f0055" fo:font-size="10pt" style:text-underline-style="solid" style:text-underline-width="auto" style:text-underline-color="font-color" fo:font-weight="bold" style:font-size-asian="10pt" style:font-weight-asian="bold"/>
    </style:style>
    <style:style style:name="T36" style:family="text">
      <style:text-properties fo:color="#7f0055" style:font-name="Monospace" fo:font-size="10pt" fo:font-weight="bold" style:font-size-asian="10pt" style:font-weight-asian="bold"/>
    </style:style>
    <style:style style:name="T37" style:family="text">
      <style:text-properties fo:color="#7f0055" style:font-name="Monospace" fo:font-weight="bold" style:font-weight-asian="bold"/>
    </style:style>
    <style:style style:name="T38" style:family="text">
      <style:text-properties fo:color="#0000c0" fo:font-size="10pt" fo:font-style="italic" fo:font-weight="bold" style:font-size-asian="10pt" style:font-style-asian="italic" style:font-weight-asian="bold"/>
    </style:style>
    <style:style style:name="T3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0" style:family="text">
      <style:text-properties fo:color="#0000c0" style:font-name="Monospace" fo:font-style="italic" fo:font-weight="bold" fo:background-color="#e8f2fe" loext:char-shading-value="0" style:font-style-asian="italic" style:font-weight-asian="bold"/>
    </style:style>
    <style:style style:name="T41" style:family="text">
      <style:text-properties style:font-name="Monospace" fo:font-size="10pt" fo:background-color="#e8f2fe" loext:char-shading-value="0" style:font-size-asian="10pt"/>
    </style:style>
    <style:style style:name="T42" style:family="text">
      <style:text-properties style:font-name="Monospace"/>
    </style:style>
    <style:style style:name="T43" style:family="text">
      <style:text-properties style:font-name="Monospace" fo:background-color="#e8f2fe" loext:char-shading-value="0"/>
    </style:style>
    <style:style style:name="T44" style:family="text">
      <style:text-properties officeooo:rsid="00225019"/>
    </style:style>
    <style:style style:name="T45" style:family="text">
      <style:text-properties fo:color="#2a00ff" style:font-name="Monospace" fo:font-size="10pt" style:font-size-asian="10pt"/>
    </style:style>
    <style:style style:name="T46" style:family="text">
      <style:text-properties style:font-name="Roboto" fo:font-size="12pt" fo:letter-spacing="normal" fo:font-weight="normal" loext:padding="0cm" loext:border="none"/>
    </style:style>
    <style:style style:name="T47" style:family="text">
      <style:text-properties fo:font-size="21pt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span text:style-name="T1">Stream</text:span></text:p>
      <text:p text:style-name="P4"/>
      <text:p text:style-name="P14">Introduced in Java 8, the Stream API is used to process collections of objects. A stream is a sequence of objects that supports various methods which can be pipelined to produce the desired result.</text:p>
      <text:p text:style-name="P14"><text:line-break/>The features of Java stream are –</text:p>
      <text:list xml:id="list1206496356" text:style-name="L1">
        <text:list-item>
          <text:p text:style-name="P35"><text:s/>A stream is not a data structure instead it takes input from the Collections, Arrays or I/O channels.</text:p>
        </text:list-item>
        <text:list-item>
          <text:p text:style-name="P35"><text:s/>Streams don’t change the original data structure, they only provide the result as per the pipelined methods.</text:p>
        </text:list-item>
        <text:list-item>
          <text:p text:style-name="P35"><text:s/>Each intermediate operation is lazily executed and returns a stream as a result, hence various intermediate operations can be pipelined. Terminal operations mark the end of the stream and return the result.</text:p>
        </text:list-item>
      </text:list>
      <text:p text:style-name="P4"/>
      <text:p text:style-name="P17"/>
      <text:list xml:id="list3917928555" text:style-name="L3">
        <text:list-item>
          <text:p text:style-name="P41"><text:a xlink:type="simple" xlink:href="https://www.geeksforgeeks.org/stream-oft-t-java-examples/" text:style-name="Internet_20_link" text:visited-style-name="Visited_20_Internet_20_Link"><text:span text:style-name="T14">Stream.of(T t) </text:span></text:a></text:p>
        </text:list-item>
        <text:list-item>
          <text:p text:style-name="P41"><text:a xlink:type="simple" xlink:href="https://www.geeksforgeeks.org/stream-maptolongtolongfunction-mapper-java/" text:style-name="Internet_20_link" text:visited-style-name="Visited_20_Internet_20_Link"><text:span text:style-name="T14">Stream mapToLong() </text:span></text:a></text:p>
        </text:list-item>
        <text:list-item>
          <text:p text:style-name="P41"><text:a xlink:type="simple" xlink:href="https://www.geeksforgeeks.org/stream-reduce-java-examples/" text:style-name="Internet_20_link" text:visited-style-name="Visited_20_Internet_20_Link"><text:span text:style-name="T14">Stream.reduce() </text:span></text:a></text:p>
        </text:list-item>
        <text:list-item>
          <text:p text:style-name="P41"><text:a xlink:type="simple" xlink:href="https://www.geeksforgeeks.org/stream-empty-java-examples/" text:style-name="Internet_20_link" text:visited-style-name="Visited_20_Internet_20_Link"><text:span text:style-name="T14">Stream empty() </text:span></text:a></text:p>
        </text:list-item>
        <text:list-item>
          <text:p text:style-name="P41"><text:a xlink:type="simple" xlink:href="https://www.geeksforgeeks.org/stream-anymatch-java-examples/" text:style-name="Internet_20_link" text:visited-style-name="Visited_20_Internet_20_Link"><text:span text:style-name="T14">Stream anyMatch()</text:span></text:a></text:p>
        </text:list-item>
        <text:list-item>
          <text:p text:style-name="P41"><text:a xlink:type="simple" xlink:href="https://www.geeksforgeeks.org/stream-allmatch-java-examples/" text:style-name="Internet_20_link" text:visited-style-name="Visited_20_Internet_20_Link"><text:span text:style-name="T14">Stream allMatch() </text:span></text:a></text:p>
        </text:list-item>
        <text:list-item>
          <text:p text:style-name="P41"><text:a xlink:type="simple" xlink:href="https://www.geeksforgeeks.org/stream-builder-java-examples/" text:style-name="Internet_20_link" text:visited-style-name="Visited_20_Internet_20_Link"><text:span text:style-name="T14">Stream builder() </text:span></text:a></text:p>
        </text:list-item>
        <text:list-item>
          <text:p text:style-name="P41"><text:a xlink:type="simple" xlink:href="https://www.geeksforgeeks.org/stream-maptodouble-java-examples/" text:style-name="Internet_20_link" text:visited-style-name="Visited_20_Internet_20_Link"><text:span text:style-name="T14">Stream mapToDouble() </text:span></text:a></text:p>
        </text:list-item>
        <text:list-item>
          <text:p text:style-name="P41"><text:a xlink:type="simple" xlink:href="https://www.geeksforgeeks.org/stream-filter-java-examples/" text:style-name="Internet_20_link" text:visited-style-name="Visited_20_Internet_20_Link"><text:span text:style-name="T14">Stream filter() </text:span></text:a></text:p>
        </text:list-item>
        <text:list-item>
          <text:p text:style-name="P41"><text:a xlink:type="simple" xlink:href="https://www.geeksforgeeks.org/stream-oft-values-java-examples/" text:style-name="Internet_20_link" text:visited-style-name="Visited_20_Internet_20_Link"><text:span text:style-name="T14">Stream.of(T... values) </text:span></text:a></text:p>
        </text:list-item>
        <text:list-item>
          <text:p text:style-name="P41"><text:a xlink:type="simple" xlink:href="https://www.geeksforgeeks.org/stream-maptoint-java-examples/" text:style-name="Internet_20_link" text:visited-style-name="Visited_20_Internet_20_Link"><text:span text:style-name="T14">Stream mapToInt() </text:span></text:a></text:p>
        </text:list-item>
        <text:list-item>
          <text:p text:style-name="P41"><text:a xlink:type="simple" xlink:href="https://www.geeksforgeeks.org/stream-peek-java-examples/" text:style-name="Internet_20_link" text:visited-style-name="Visited_20_Internet_20_Link"><text:span text:style-name="T14">Stream peek() </text:span></text:a></text:p>
        </text:list-item>
        <text:list-item>
          <text:p text:style-name="P41"><text:a xlink:type="simple" xlink:href="https://www.geeksforgeeks.org/stream-min-method-in-java-with-examples/" text:style-name="Internet_20_link" text:visited-style-name="Visited_20_Internet_20_Link"><text:span text:style-name="T14">Stream min() </text:span></text:a></text:p>
        </text:list-item>
        <text:list-item>
          <text:p text:style-name="P41"><text:a xlink:type="simple" xlink:href="https://www.geeksforgeeks.org/stream-flatmaptodouble-java-examples/" text:style-name="Internet_20_link" text:visited-style-name="Visited_20_Internet_20_Link"><text:span text:style-name="T14">Stream flatMapToDouble() </text:span></text:a></text:p>
        </text:list-item>
        <text:list-item>
          <text:p text:style-name="P41"><text:a xlink:type="simple" xlink:href="https://www.geeksforgeeks.org/stream-flatmap-java-examples/" text:style-name="Internet_20_link" text:visited-style-name="Visited_20_Internet_20_Link"><text:span text:style-name="T14">Stream flatMap() </text:span></text:a></text:p>
        </text:list-item>
      </text:list>
      <text:p text:style-name="Horizontal_20_Line"/>
      <text:p text:style-name="P39"/>
      <text:p text:style-name="P4"/>
      <text:p text:style-name="P5"><text:soft-page-break/>Program to print all elements in the list</text:p>
      <text:p text:style-name="P5"/>
      <text:p text:style-name="P5"/>
      <text:p text:style-name="P5"/>
      <text:p text:style-name="P1"><text:span text:style-name="T22"><text:tab/>List&lt;Integer&gt; </text:span><text:span text:style-name="T31">number</text:span><text:span text:style-name="T18"> = </text:span><text:span text:style-name="T35">new</text:span><text:span text:style-name="T23"> ArrayList()</text:span><text:span text:style-name="T18">;</text:span></text:p>
      <text:p text:style-name="P9"><text:span text:style-name="T18"><text:tab/></text:span><text:span text:style-name="T31">number</text:span><text:span text:style-name="T18">.add(5);</text:span></text:p>
      <text:p text:style-name="P9"><text:span text:style-name="T18"><text:tab/></text:span><text:span text:style-name="T31">number</text:span><text:span text:style-name="T18">.add(10);</text:span></text:p>
      <text:p text:style-name="P9"><text:span text:style-name="T18"><text:tab/></text:span><text:span text:style-name="T31">number</text:span><text:span text:style-name="T18">.add(15);</text:span></text:p>
      <text:p text:style-name="P9"><text:span text:style-name="T18"><text:tab/></text:span><text:span text:style-name="T31">number</text:span><text:span text:style-name="T18">.add(20);</text:span></text:p>
      <text:p text:style-name="P8"/>
      <text:p text:style-name="P1"><text:span text:style-name="T18"><text:tab/></text:span><text:span text:style-name="T31">number</text:span><text:span text:style-name="T18">.stream().forEach(</text:span><text:span text:style-name="T31">x</text:span><text:span text:style-name="T18"> -&gt; System.</text:span><text:span text:style-name="T38">out</text:span><text:span text:style-name="T18">.println(</text:span><text:span text:style-name="T31">x</text:span><text:span text:style-name="T18">));</text:span></text:p>
      <text:p text:style-name="P1"><text:span text:style-name="T18"/></text:p>
      <text:p text:style-name="P1"><text:span text:style-name="T18"><text:tab/></text:span><text:span text:style-name="T20">number.stream.forEach(System.out::println)</text:span></text:p>
      <text:p text:style-name="P6"/>
      <text:p text:style-name="P6"/>
      <text:p text:style-name="P6"/>
      <text:h text:style-name="P42" text:outline-level="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2" text:outline-level="2"/>
      <text:p text:style-name="P15"/>
      <text:p text:style-name="P15"/>
      <text:p text:style-name="P15"><text:soft-page-break/></text:p>
      <text:p text:style-name="P21"><text:tab/>collect(Collectors.toList()</text:p>
      <text:p text:style-name="P16"><text:span text:style-name="T41"/></text:p>
      <text:p text:style-name="P16"><text:span text:style-name="T41"/></text:p>
      <text:p text:style-name="P18">* is used to collect</text:p>
      <text:p text:style-name="P18">* <text:span text:style-name="T44">to store in another list</text:span></text:p>
      <text:p text:style-name="P18"/>
      <text:p text:style-name="P18"/>
      <text:p text:style-name="P18"/>
      <text:p text:style-name="P24"><text:span text:style-name="T26"><text:tab/></text:span><text:span text:style-name="T36">public</text:span><text:span text:style-name="T26"> </text:span><text:span text:style-name="T36">static</text:span><text:span text:style-name="T26"> </text:span><text:span text:style-name="T36">void</text:span><text:span text:style-name="T26"> main(String[] </text:span><text:span text:style-name="T32">args</text:span><text:span text:style-name="T26">) {</text:span></text:p>
      <text:p text:style-name="P27"/>
      <text:p text:style-name="P24"><text:span text:style-name="T26"><text:tab/><text:tab/>List&lt;Integer&gt; </text:span><text:span text:style-name="T32">li</text:span><text:span text:style-name="T26"> = </text:span><text:span text:style-name="T36">new</text:span><text:span text:style-name="T26"> ArrayList&lt;Integer&gt;();</text:span></text:p>
      <text:p text:style-name="P24"><text:span text:style-name="T26"><text:tab/><text:tab/></text:span><text:span text:style-name="T32">li</text:span><text:span text:style-name="T26">.add(1);</text:span></text:p>
      <text:p text:style-name="P24"><text:span text:style-name="T26"><text:tab/><text:tab/></text:span><text:span text:style-name="T32">li</text:span><text:span text:style-name="T26">.add(2);</text:span></text:p>
      <text:p text:style-name="P24"><text:span text:style-name="T26"><text:tab/><text:tab/></text:span><text:span text:style-name="T32">li</text:span><text:span text:style-name="T26">.add(3);</text:span></text:p>
      <text:p text:style-name="P24"><text:span text:style-name="T26"><text:tab/><text:tab/></text:span><text:span text:style-name="T32">li</text:span><text:span text:style-name="T26">.add(4);</text:span></text:p>
      <text:p text:style-name="P24"><text:span text:style-name="T26"><text:tab/><text:tab/></text:span><text:span text:style-name="T32">li</text:span><text:span text:style-name="T26">.add(5);</text:span></text:p>
      <text:p text:style-name="P27"/>
      <text:p text:style-name="P24"><text:span text:style-name="T26"><text:tab/><text:tab/>List&lt;Integer&gt; </text:span><text:span text:style-name="T32">res</text:span><text:span text:style-name="T26"> = </text:span><text:span text:style-name="T32">li</text:span><text:span text:style-name="T26">.stream().collect(Collectors.</text:span><text:span text:style-name="T25">toList</text:span><text:span text:style-name="T26">());</text:span></text:p>
      <text:p text:style-name="P24"><text:span text:style-name="T26"><text:tab/><text:tab/></text:span><text:span text:style-name="T36">for</text:span><text:span text:style-name="T26"> (</text:span><text:span text:style-name="T36">int</text:span><text:span text:style-name="T26"> </text:span><text:span text:style-name="T32">i</text:span><text:span text:style-name="T26"> : </text:span><text:span text:style-name="T32">res</text:span><text:span text:style-name="T26">)</text:span></text:p>
      <text:p text:style-name="P24"><text:span text:style-name="T26"><text:tab/><text:tab/><text:tab/>System.</text:span><text:span text:style-name="T39">out</text:span><text:span text:style-name="T26">.println(</text:span><text:span text:style-name="T32">i</text:span><text:span text:style-name="T26">);</text:span></text:p>
      <text:p text:style-name="P27"/>
      <text:p text:style-name="P18"><text:span text:style-name="T26"><text:tab/>}</text:span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p text:style-name="P16"><text:span text:style-name="T41"/></text:p>
      <text:h text:style-name="P47" text:outline-level="4"><text:soft-page-break/><text:span text:style-name="T17"><text:s text:c="4"/></text:span><text:span text:style-name="T24">Stream map() in Java with examples</text:span></text:h>
      <text:p text:style-name="P28"/>
      <text:p text:style-name="P30">The intermediate operation map converts each element into another object via the given function</text:p>
      <text:p text:style-name="P6"/>
      <text:p text:style-name="P6"/>
      <text:list xml:id="list475130398" text:style-name="L2">
        <text:list-item>
          <text:p text:style-name="P32"><text:span text:style-name="Strong_20_Emphasis"><text:span text:style-name="T3">Stream map(Function mapper) </text:span></text:span><text:span text:style-name="T2">returns a stream consisting of the results of applying the given function to the elements of this stream.</text:span></text:p>
        </text:list-item>
        <text:list-item>
          <text:p text:style-name="P32"><text:span text:style-name="T12">Stream map(Function mapper) is an </text:span><text:span text:style-name="Strong_20_Emphasis"><text:span text:style-name="T13">intermediate operation</text:span></text:span></text:p>
        </text:list-item>
        <text:list-item>
          <text:p text:style-name="P36">These operations are always lazy. Intermediate operations are invoked on a Stream instance and after they finish their processing, they give a Stream instance as output.</text:p>
        </text:list-item>
      </text:list>
      <text:p text:style-name="P6"/>
      <text:p text:style-name="P6"/>
      <text:p text:style-name="P6"/>
      <text:p text:style-name="P6"><text:span text:style-name="T37">public</text:span><text:span text:style-name="T42"> </text:span><text:span text:style-name="T37">static</text:span><text:span text:style-name="T42"> </text:span><text:span text:style-name="T37">void</text:span><text:span text:style-name="T42"> main(String[] </text:span><text:span text:style-name="T33">args</text:span><text:span text:style-name="T42">) {</text:span></text:p>
      <text:p text:style-name="P27"/>
      <text:p text:style-name="P24"><text:span text:style-name="T26"><text:tab/><text:tab/>List&lt;Integer&gt; </text:span><text:span text:style-name="T32">li</text:span><text:span text:style-name="T26"> = </text:span><text:span text:style-name="T36">new</text:span><text:span text:style-name="T26"> ArrayList&lt;Integer&gt;();</text:span></text:p>
      <text:p text:style-name="P24"><text:span text:style-name="T26"><text:tab/><text:tab/></text:span><text:span text:style-name="T32">li</text:span><text:span text:style-name="T26">.add(1);</text:span></text:p>
      <text:p text:style-name="P24"><text:span text:style-name="T26"><text:tab/><text:tab/></text:span><text:span text:style-name="T32">li</text:span><text:span text:style-name="T26">.add(2);</text:span></text:p>
      <text:p text:style-name="P24"><text:span text:style-name="T26"><text:tab/><text:tab/></text:span><text:span text:style-name="T32">li</text:span><text:span text:style-name="T26">.add(3);</text:span></text:p>
      <text:p text:style-name="P24"><text:span text:style-name="T26"><text:tab/><text:tab/></text:span><text:span text:style-name="T32">li</text:span><text:span text:style-name="T26">.add(4);</text:span></text:p>
      <text:p text:style-name="P24"><text:span text:style-name="T26"><text:tab/><text:tab/></text:span><text:span text:style-name="T32">li</text:span><text:span text:style-name="T26">.add(5);</text:span></text:p>
      <text:p text:style-name="P24"><text:span text:style-name="T26">List&lt;Integer&gt; </text:span><text:span text:style-name="T32">res</text:span><text:span text:style-name="T26"> = </text:span><text:span text:style-name="T32">li</text:span><text:span text:style-name="T26">.stream().map(</text:span><text:span text:style-name="T32">x</text:span><text:span text:style-name="T26">-&gt; </text:span><text:span text:style-name="T32">x</text:span><text:span text:style-name="T26">*2).collect(Collectors.</text:span><text:span text:style-name="T25">toList</text:span><text:span text:style-name="T26">());</text:span></text:p>
      <text:p text:style-name="P25"><text:span text:style-name="T26"><text:tab/><text:tab/></text:span></text:p>
      <text:p text:style-name="P25"><text:span text:style-name="T27"><text:s text:c="11"/></text:span><text:span text:style-name="T36">for</text:span><text:span text:style-name="T26"> (</text:span><text:span text:style-name="T36">int</text:span><text:span text:style-name="T26"> </text:span><text:span text:style-name="T32">i</text:span><text:span text:style-name="T26"> : </text:span><text:span text:style-name="T32">res</text:span><text:span text:style-name="T26">)</text:span></text:p>
      <text:p text:style-name="P24"><text:span text:style-name="T26"><text:tab/><text:tab/><text:tab/>System.</text:span><text:span text:style-name="T39">out</text:span><text:span text:style-name="T26">.println(</text:span><text:span text:style-name="T32">i</text:span><text:span text:style-name="T26">);</text:span></text:p>
      <text:p text:style-name="P27"/>
      <text:p text:style-name="P6"><text:span text:style-name="T42"><text:tab/>}</text:span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34">li</text:span><text:span text:style-name="T43">.stream().map(</text:span><text:span text:style-name="T34">x</text:span><text:span text:style-name="T43">-&gt; </text:span><text:span text:style-name="T34">x</text:span><text:span text:style-name="T43">*2).forEach(System.</text:span><text:span text:style-name="T40">out</text:span><text:span text:style-name="T43">::println);</text:span></text:p>
      <text:p text:style-name="P6"><text:span text:style-name="T42"/></text:p>
      <text:p text:style-name="P6"><text:span text:style-name="T42"/></text:p>
      <text:p text:style-name="P20"><text:span text:style-name="T42">u can above to println also</text:span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pan text:style-name="T42"/></text:p>
      <text:p text:style-name="P6"><text:soft-page-break/><text:span text:style-name="T42"/></text:p>
      <text:p text:style-name="P6"><text:span text:style-name="T42"/></text:p>
      <text:p text:style-name="P6"><text:span text:style-name="T42"/></text:p>
      <text:p text:style-name="P6"><text:span text:style-name="T42"><text:tab/></text:span><text:span text:style-name="T37">public</text:span><text:span text:style-name="T42"> </text:span><text:span text:style-name="T37">static</text:span><text:span text:style-name="T42"> </text:span><text:span text:style-name="T37">void</text:span><text:span text:style-name="T42"> main(String[] </text:span><text:span text:style-name="T33">args</text:span><text:span text:style-name="T42">) {</text:span></text:p>
      <text:p text:style-name="P27"/>
      <text:p text:style-name="P24"><text:span text:style-name="T26"/></text:p>
      <text:p text:style-name="P27"/>
      <text:p text:style-name="P24"><text:span text:style-name="T26"><text:tab/><text:tab/>List&lt;String&gt; </text:span><text:span text:style-name="T32">names</text:span><text:span text:style-name="T26"> = </text:span><text:span text:style-name="T36">new</text:span><text:span text:style-name="T26"> ArrayList&lt;String&gt;();</text:span></text:p>
      <text:p text:style-name="P24"><text:span text:style-name="T26"><text:tab/><text:tab/></text:span><text:span text:style-name="T32">names</text:span><text:span text:style-name="T26">.add(</text:span><text:span text:style-name="T45">"apple"</text:span><text:span text:style-name="T26">);</text:span></text:p>
      <text:p text:style-name="P24"><text:span text:style-name="T26"><text:tab/><text:tab/></text:span><text:span text:style-name="T32">names</text:span><text:span text:style-name="T26">.add(</text:span><text:span text:style-name="T45">"ball"</text:span><text:span text:style-name="T26">);</text:span></text:p>
      <text:p text:style-name="P24"><text:span text:style-name="T26"><text:tab/><text:tab/></text:span><text:span text:style-name="T32">names</text:span><text:span text:style-name="T26">.add(</text:span><text:span text:style-name="T45">"cat"</text:span><text:span text:style-name="T26">);</text:span></text:p>
      <text:p text:style-name="P24"><text:span text:style-name="T26"><text:tab/><text:tab/></text:span><text:span text:style-name="T32">names</text:span><text:span text:style-name="T26">.add(</text:span><text:span text:style-name="T45">"dog"</text:span><text:span text:style-name="T26">);</text:span></text:p>
      <text:p text:style-name="P26"><text:span text:style-name="T26"><text:tab/><text:tab/></text:span><text:span text:style-name="T32">names</text:span><text:span text:style-name="T26">.add(</text:span><text:span text:style-name="T45">"abhi"</text:span><text:span text:style-name="T26">);</text:span></text:p>
      <text:p text:style-name="P26"><text:span text:style-name="T26"/></text:p>
      <text:p text:style-name="P26"><text:span text:style-name="T26"/></text:p>
      <text:p text:style-name="P26"><text:span text:style-name="T26"><text:s text:c="6"/></text:span><text:span text:style-name="T32">names</text:span><text:span text:style-name="T26">.stream().map(</text:span><text:span text:style-name="T32">x</text:span><text:span text:style-name="T26">-&gt; </text:span><text:span text:style-name="T32">x</text:span><text:span text:style-name="T26">.length()).forEach(System.</text:span><text:span text:style-name="T39">out</text:span><text:span text:style-name="T26">:: println);</text:span></text:p>
      <text:p text:style-name="P24"><text:span text:style-name="T26"><text:tab/></text:span><text:span text:style-name="T32">names</text:span><text:span text:style-name="T26">.stream().map(</text:span><text:span text:style-name="T32">x</text:span><text:span text:style-name="T26"> -&gt; </text:span><text:span text:style-name="T32">x</text:span><text:span text:style-name="T26">.toUpperCase()).forEach(System.</text:span><text:span text:style-name="T39">out</text:span><text:span text:style-name="T26">::println);</text:span></text:p>
      <text:p text:style-name="P24"><text:span text:style-name="T26"/></text:p>
      <text:p text:style-name="P27"/>
      <text:p text:style-name="P6"><text:span text:style-name="T42"><text:tab/>}</text:span></text:p>
      <text:p text:style-name="P6"><text:span text:style-name="T42"/></text:p>
      <text:p text:style-name="P6"/>
      <text:p text:style-name="P6"/>
      <text:p text:style-name="P6"/>
      <text:p text:style-name="P1"><text:span text:style-name="T18">List&lt;Integer&gt; </text:span><text:span text:style-name="T31">number</text:span><text:span text:style-name="T18"> = Arrays.</text:span><text:span text:style-name="T21">asList</text:span><text:span text:style-name="T18">(1, 2, 3, 4, 5, 6, 7);</text:span></text:p>
      <text:p text:style-name="P8"/>
      <text:p text:style-name="P1"><text:span text:style-name="T31">number</text:span><text:span text:style-name="T18">.stream().map(</text:span><text:span text:style-name="T31">x</text:span><text:span text:style-name="T18"> -&gt; </text:span><text:span text:style-name="T31">x</text:span><text:span text:style-name="T18"> * 3).forEach(</text:span><text:span text:style-name="T30">x</text:span><text:span text:style-name="T18">-&gt;System.</text:span><text:span text:style-name="T38">out</text:span><text:span text:style-name="T18">.println(</text:span><text:span text:style-name="T30">x</text:span><text:span text:style-name="T18">));</text:span></text:p>
      <text:p text:style-name="P6"/>
      <text:p text:style-name="P6"/>
      <text:p text:style-name="P2"><text:span text:style-name="T18"><text:s text:c="46"/></text:span><text:span text:style-name="T19">OR</text:span></text:p>
      <text:p text:style-name="P6"/>
      <text:p text:style-name="P1"><text:span text:style-name="T18">List&lt;Integer&gt; </text:span><text:span text:style-name="T29">number</text:span><text:span text:style-name="T18"> = Arrays.</text:span><text:span text:style-name="T21">asList</text:span><text:span text:style-name="T18">(1, 2, 3, 4, 5, 6, 7);</text:span></text:p>
      <text:p text:style-name="P8"/>
      <text:p text:style-name="P1"><text:span text:style-name="T30">number</text:span><text:span text:style-name="T18">.stream().map(</text:span><text:span text:style-name="T31">x</text:span><text:span text:style-name="T18"> -&gt; </text:span><text:span text:style-name="T31">x</text:span><text:span text:style-name="T18"> * 3).forEach(System.</text:span><text:span text:style-name="T38">out</text:span><text:span text:style-name="T18">::println);</text:span></text:p>
      <text:p text:style-name="P6"/>
      <text:p text:style-name="P6"/>
      <text:p text:style-name="P6"/>
      <text:p text:style-name="P7"/>
      <text:p text:style-name="P13"><text:span text:style-name="T6">It's called a “</text:span><text:span text:style-name="Emphasis"><text:span text:style-name="T9">method reference": </text:span></text:span><text:span text:style-name="T6">and it's a syntactic sugar for expressions like this:</text:span></text:p>
      <text:p text:style-name="P12"><text:span text:style-name="Source_20_Text"><text:span text:style-name="T10">numbers.forEach(x -&gt; </text:span></text:span><text:span text:style-name="Source_20_Text"><text:span text:style-name="T11">System</text:span></text:span><text:span text:style-name="Source_20_Text"><text:span text:style-name="T10">.out.println(x));</text:span></text:span></text:p>
      <text:p text:style-name="P12"><text:span text:style-name="Source_20_Text"><text:span text:style-name="T10"/></text:span></text:p>
      <text:p text:style-name="P12"><text:span text:style-name="Source_20_Text"><text:span text:style-name="T10"/></text:span></text:p>
      <text:p text:style-name="P10"><text:span text:style-name="T6">Here, you don't actually </text:span><text:span text:style-name="Emphasis"><text:span text:style-name="T9">need </text:span></text:span><text:span text:style-name="T6">the name </text:span><text:span text:style-name="Source_20_Text"><text:span text:style-name="T8">x </text:span></text:span><text:span text:style-name="T6">in order to invoke </text:span><text:span text:style-name="Source_20_Text"><text:span text:style-name="T8">println </text:span></text:span><text:span text:style-name="T6">for each of the elements.</text:span></text:p>
      <text:p text:style-name="P11"/>
      <text:p text:style-name="P11">That's where the method reference is helpful - </text:p>
      <text:p text:style-name="P11"/>
      <text:p text:style-name="P10"><text:span text:style-name="T7">T</text:span><text:span text:style-name="T6">he </text:span><text:span text:style-name="Source_20_Text"><text:span text:style-name="T8">:: </text:span></text:span><text:span text:style-name="T6">operator denotes you will be invoking the </text:span><text:span text:style-name="Source_20_Text"><text:span text:style-name="T8">println </text:span></text:span><text:span text:style-name="T6">method with a parameter, which name you don't specify explicitly:</text:span></text:p>
      <text:p text:style-name="P12"><text:span text:style-name="Source_20_Text"><text:span text:style-name="T10"><text:tab/><text:tab/><text:tab/><text:tab/>number.forEach(</text:span></text:span><text:span text:style-name="Source_20_Text"><text:span text:style-name="T11">System</text:span></text:span><text:span text:style-name="Source_20_Text"><text:span text:style-name="T10">.out::println);</text:span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h text:style-name="P43" text:outline-level="2">2. List of objects -&gt; List of String</text:h>
      <text:p text:style-name="Text_20_body"><text:line-break/>package hi;</text:p>
      <text:p text:style-name="Text_20_body"/>
      <text:p text:style-name="Text_20_body">import java.util.ArrayList;</text:p>
      <text:p text:style-name="Text_20_body">import java.util.List;</text:p>
      <text:p text:style-name="Text_20_body">import java.util.stream.Collectors;</text:p>
      <text:p text:style-name="Text_20_body"/>
      <text:p text:style-name="Text_20_body">class employee {</text:p>
      <text:p text:style-name="Text_20_body"/>
      <text:p text:style-name="Text_20_body"><text:tab/>private String name;</text:p>
      <text:p text:style-name="Text_20_body"><text:tab/>private int age;</text:p>
      <text:p text:style-name="Text_20_body"/>
      <text:p text:style-name="Text_20_body"><text:tab/>public employee(String name, int age) {</text:p>
      <text:p text:style-name="Text_20_body"><text:tab/><text:tab/>super();</text:p>
      <text:p text:style-name="Text_20_body"><text:tab/><text:tab/>this.name = name;</text:p>
      <text:p text:style-name="Text_20_body"><text:tab/><text:tab/>this.age = age;</text:p>
      <text:p text:style-name="Text_20_body"><text:tab/>}</text:p>
      <text:p text:style-name="Text_20_body"/>
      <text:p text:style-name="Text_20_body"><text:tab/>public String getName() {</text:p>
      <text:p text:style-name="Text_20_body"><text:tab/><text:tab/>return name;</text:p>
      <text:p text:style-name="Text_20_body"><text:tab/>}</text:p>
      <text:p text:style-name="Text_20_body"/>
      <text:p text:style-name="Text_20_body"><text:tab/>public void setName(String name) {</text:p>
      <text:p text:style-name="Text_20_body"><text:tab/><text:tab/>this.name = name;</text:p>
      <text:p text:style-name="Text_20_body"><text:tab/>}</text:p>
      <text:p text:style-name="Text_20_body"/>
      <text:p text:style-name="Text_20_body"><text:tab/>public int getAge() {</text:p>
      <text:p text:style-name="Text_20_body"><text:tab/><text:tab/>return age;</text:p>
      <text:p text:style-name="Text_20_body"><text:tab/>}</text:p>
      <text:p text:style-name="Text_20_body"/>
      <text:p text:style-name="Text_20_body"><text:soft-page-break/><text:tab/>public void setAge(int age) {</text:p>
      <text:p text:style-name="Text_20_body"><text:tab/><text:tab/>this.age = age;</text:p>
      <text:p text:style-name="Text_20_body"><text:tab/>}</text:p>
      <text:p text:style-name="Text_20_body"/>
      <text:p text:style-name="Text_20_body">}</text:p>
      <text:p text:style-name="Text_20_body"/>
      <text:p text:style-name="Text_20_body">public class Hi {</text:p>
      <text:p text:style-name="Text_20_body"/>
      <text:p text:style-name="Text_20_body"><text:tab/>public static void main(String[] args) {</text:p>
      <text:p text:style-name="Text_20_body"/>
      <text:p text:style-name="Text_20_body"><text:tab/><text:tab/></text:p>
      <text:p text:style-name="Text_20_body"><text:tab/><text:tab/>List&lt;employee&gt; emp = new ArrayList&lt;employee&gt;();</text:p>
      <text:p text:style-name="Text_20_body"/>
      <text:p text:style-name="Text_20_body"><text:tab/><text:tab/>emp.add(new employee("sangam", 25));</text:p>
      <text:p text:style-name="Text_20_body"><text:tab/><text:tab/>emp.add(new employee("guru priya", 20));</text:p>
      <text:p text:style-name="Text_20_body"/>
      <text:p text:style-name="Text_20_body"><text:tab/><text:tab/>List&lt;Integer&gt; age = emp.stream().map(x -&gt; x.getAge()).collect(Collectors.toList());</text:p>
      <text:p text:style-name="Text_20_body"/>
      <text:p text:style-name="Text_20_body"><text:tab/><text:tab/>age.stream().forEach(System.out::println);</text:p>
      <text:p text:style-name="Text_20_body"><text:tab/>}</text:p>
      <text:p text:style-name="Text_20_body"/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text:line-break/><text:span text:style-name="T47">Stream filter() in Java with examples</text:span></text:p>
      <text:p text:style-name="P40"/>
      <text:p text:style-name="P33"><text:span text:style-name="T16">returns a stream consisting of the elements of this stream that match the given predicate. </text:span></text:p>
      <text:p text:style-name="P33"><text:span text:style-name="T16"/></text:p>
      <text:list xml:id="list4025709643" text:style-name="L4">
        <text:list-item>
          <text:p text:style-name="P34"><text:span text:style-name="T16">This is an </text:span><text:span text:style-name="Emphasis"><text:span text:style-name="Strong_20_Emphasis"><text:span text:style-name="T46">intermediate operation.</text:span></text:span></text:span></text:p>
        </text:list-item>
        <text:list-item>
          <text:p text:style-name="P34"><text:span text:style-name="T16">These operations are always lazy i.e, executing an intermediate operation such as filter()</text:span></text:p>
        </text:list-item>
        <text:list-item>
          <text:p text:style-name="P34"><text:span text:style-name="T16">does not actually perform any filtering, but instead creates a new stream </text:span></text:p>
        </text:list-item>
        <text:list-item>
          <text:p text:style-name="P34"><text:span text:style-name="T16">that, when traversed, contains the elements of the initial stream that match the given predicate.</text:span></text:p>
        </text:list-item>
      </text:list>
      <text:p text:style-name="P40"/>
      <text:p text:style-name="Text_20_body"/>
      <text:p text:style-name="Text_20_body"/>
      <text:p text:style-name="Standard"/>
      <text:p text:style-name="P24"><text:span text:style-name="T26"><text:tab/></text:span><text:span text:style-name="T36">public</text:span><text:span text:style-name="T26"> </text:span><text:span text:style-name="T36">static</text:span><text:span text:style-name="T26"> </text:span><text:span text:style-name="T36">void</text:span><text:span text:style-name="T26"> main(String[] </text:span><text:span text:style-name="T32">args</text:span><text:span text:style-name="T26">) {</text:span></text:p>
      <text:p text:style-name="P27"/>
      <text:p text:style-name="P24"><text:span text:style-name="T26"><text:tab/><text:tab/>List&lt;Integer&gt; </text:span><text:span text:style-name="T32">li</text:span><text:span text:style-name="T26"> = </text:span><text:span text:style-name="T36">new</text:span><text:span text:style-name="T26"> ArrayList&lt;Integer&gt;();</text:span></text:p>
      <text:p text:style-name="P24"><text:span text:style-name="T26"><text:tab/><text:tab/></text:span><text:span text:style-name="T32">li</text:span><text:span text:style-name="T26">.add(1);</text:span></text:p>
      <text:p text:style-name="P24"><text:span text:style-name="T26"><text:tab/><text:tab/></text:span><text:span text:style-name="T32">li</text:span><text:span text:style-name="T26">.add(2);</text:span></text:p>
      <text:p text:style-name="P24"><text:span text:style-name="T26"><text:tab/><text:tab/></text:span><text:span text:style-name="T32">li</text:span><text:span text:style-name="T26">.add(3);</text:span></text:p>
      <text:p text:style-name="P24"><text:span text:style-name="T26"><text:tab/><text:tab/></text:span><text:span text:style-name="T32">li</text:span><text:span text:style-name="T26">.add(4);</text:span></text:p>
      <text:p text:style-name="P24"><text:span text:style-name="T26"><text:tab/><text:tab/></text:span><text:span text:style-name="T32">li</text:span><text:span text:style-name="T26">.add(5);</text:span></text:p>
      <text:p text:style-name="P24"><text:span text:style-name="T26"><text:tab/><text:tab/></text:span></text:p>
      <text:p text:style-name="P24"><text:span text:style-name="T26"><text:tab/><text:tab/></text:span></text:p>
      <text:p text:style-name="P24"><text:span text:style-name="T26"><text:tab/><text:tab/></text:span><text:span text:style-name="T32">li</text:span><text:span text:style-name="T26">.stream().filter(</text:span><text:span text:style-name="T32">num</text:span><text:span text:style-name="T26">-&gt;</text:span><text:span text:style-name="T32">num</text:span><text:span text:style-name="T26">%2 <text:s/>== 0).forEach(System.</text:span><text:span text:style-name="T39">out</text:span><text:span text:style-name="T26">::println);</text:span></text:p>
      <text:p text:style-name="P23">}</text:p>
      <text:p text:style-name="P23"/>
      <text:p text:style-name="P23"/>
      <text:p text:style-name="P23"/>
      <text:p text:style-name="P23"><text:span text:style-name="T26"><text:tab/>List&lt;String&gt; </text:span><text:span text:style-name="T32">names</text:span><text:span text:style-name="T26"> = </text:span><text:span text:style-name="T36">new</text:span><text:span text:style-name="T26"> ArrayList&lt;String&gt;();</text:span></text:p>
      <text:p text:style-name="P24"><text:span text:style-name="T26"><text:tab/><text:tab/></text:span><text:span text:style-name="T32">names</text:span><text:span text:style-name="T26">.add(</text:span><text:span text:style-name="T45">"apple"</text:span><text:span text:style-name="T26">);</text:span></text:p>
      <text:p text:style-name="P24"><text:span text:style-name="T26"><text:tab/><text:tab/></text:span><text:span text:style-name="T32">names</text:span><text:span text:style-name="T26">.add(</text:span><text:span text:style-name="T45">"ball"</text:span><text:span text:style-name="T26">);</text:span></text:p>
      <text:p text:style-name="P24"><text:span text:style-name="T26"><text:tab/><text:tab/></text:span><text:span text:style-name="T32">names</text:span><text:span text:style-name="T26">.add(</text:span><text:span text:style-name="T45">"cat"</text:span><text:span text:style-name="T26">);</text:span></text:p>
      <text:p text:style-name="P24"><text:span text:style-name="T26"><text:tab/><text:tab/></text:span><text:span text:style-name="T32">names</text:span><text:span text:style-name="T26">.add(</text:span><text:span text:style-name="T45">"dog"</text:span><text:span text:style-name="T26">);</text:span></text:p>
      <text:p text:style-name="P24"><text:span text:style-name="T26"><text:tab/><text:tab/></text:span><text:span text:style-name="T32">names</text:span><text:span text:style-name="T26">.add(</text:span><text:span text:style-name="T45">"abhi"</text:span><text:span text:style-name="T26">);</text:span></text:p>
      <text:p text:style-name="P27"/>
      <text:p text:style-name="P23"><text:span text:style-name="T32">names</text:span><text:span text:style-name="T26">.stream().filter(</text:span><text:span text:style-name="T32">x</text:span><text:span text:style-name="T26"> -&gt; </text:span><text:span text:style-name="T32">x</text:span><text:span text:style-name="T26">.startsWith(</text:span><text:span text:style-name="T45">"a"</text:span><text:span text:style-name="T26">)).forEach(System.</text:span><text:span text:style-name="T39">out</text:span><text:span text:style-name="T26">::println);</text:span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oft-page-break/><text:span text:style-name="T26"/></text:p>
      <text:p text:style-name="P23"><text:span text:style-name="T26"><text:s/></text:span></text:p>
      <text:p text:style-name="P23"><text:span text:style-name="T26"/></text:p>
      <text:p text:style-name="P23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Roboto" svg:font-family="Roboto, sans-serif"/>
    <style:font-face style:name="SFMono-Regular" svg:font-family="SFMono-Regular, Menlo, Monaco, Consolas, 'Liberation Mono', 'Courier New', monospace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apple-system" svg:font-family="apple-system, BlinkMacSystemFont, 'Segoe UI', Roboto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0:44:00.856855937</meta:creation-date>
    <dc:date>2020-02-10T16:42:44.011238500</dc:date>
    <meta:editing-duration>PT2H12M49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9" meta:paragraph-count="144" meta:word-count="652" meta:character-count="5072" meta:non-whitespace-character-count="4350"/>
  </office:meta>
</office:document-meta>
</file>